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text text:use-soft-page-breaks="true">
      <text:p text:style-name="P1"/>
      <text:p text:style-name="Normal"><draw:frame draw:style-name="a0" draw:name="Graphique 8" text:anchor-type="as-char" svg:x="0in" svg:y="0in" svg:width="5in" svg:height="3in" style:rel-width="scale" style:rel-height="scale"><draw:object xlink:href="Object 1/" xlink:type="simple" xlink:show="embed" xlink:actuate="onLoad"/><svg:title/><svg:desc/></draw:frame><draw:frame draw:style-name="a1" draw:name="Graphique 10" text:anchor-type="as-char" svg:x="0in" svg:y="0in" svg:width="5in" svg:height="3in" style:rel-width="scale" style:rel-height="scale"><draw:object xlink:href="Object 2/" xlink:type="simple" xlink:show="embed" xlink:actuate="onLoad"/><svg:title/><svg:desc/></draw:frame><draw:frame draw:style-name="a2" draw:name="Graphique 11" text:anchor-type="as-char" svg:x="0in" svg:y="0in" svg:width="5in" svg:height="3in" style:rel-width="scale" style:rel-height="scale"><draw:object xlink:href="Object 3/" xlink:type="simple" xlink:show="embed" xlink:actuate="onLoad"/><svg:title/><svg:desc/></draw:frame><text:soft-page-break/><draw:frame draw:style-name="a3" draw:name="Graphique 1" text:anchor-type="as-char" svg:x="0in" svg:y="0in" svg:width="5in" svg:height="3in" style:rel-width="scale" style:rel-height="scale"><draw:object xlink:href="Object 4/" xlink:type="simple" xlink:show="embed" xlink:actuate="onLoad"/><svg:title/><svg:desc/></draw:frame><draw:frame draw:style-name="a4" draw:name="Graphique 12" text:anchor-type="as-char" svg:x="0in" svg:y="0in" svg:width="5in" svg:height="3in" style:rel-width="scale" style:rel-height="scale"><draw:object xlink:href="Object 5/" xlink:type="simple" xlink:show="embed" xlink:actuate="onLoad"/><svg:title/><svg:desc/></draw:frame><draw:frame draw:style-name="a5" draw:name="Graphique 7" text:anchor-type="as-char" svg:x="0in" svg:y="0in" svg:width="5in" svg:height="3in" style:rel-width="scale" style:rel-height="scale"><draw:object xlink:href="Object 6/" xlink:type="simple" xlink:show="embed" xlink:actuate="onLoad"/><svg:title/><svg:desc/></draw:frame><text:soft-page-break/><draw:frame draw:style-name="a6" draw:name="Graphique 8" text:anchor-type="as-char" svg:x="0in" svg:y="0in" svg:width="5in" svg:height="3in" style:rel-width="scale" style:rel-height="scale"><draw:object xlink:href="Object 7/" xlink:type="simple" xlink:show="embed" xlink:actuate="onLoad"/><svg:title/><svg:desc/></draw:frame><draw:frame draw:style-name="a7" draw:name="Graphique 9" text:anchor-type="as-char" svg:x="0in" svg:y="0in" svg:width="5in" svg:height="3in" style:rel-width="scale" style:rel-height="scale"><draw:object xlink:href="Object 8/" xlink:type="simple" xlink:show="embed" xlink:actuate="onLoad"/><svg:title/><svg:desc/></draw:frame><draw:frame draw:style-name="a8" draw:name="Graphique 10" text:anchor-type="as-char" svg:x="0in" svg:y="0in" svg:width="5in" svg:height="3in" style:rel-width="scale" style:rel-height="scale"><draw:object xlink:href="Object 9/" xlink:type="simple" xlink:show="embed" xlink:actuate="onLoad"/><svg:title/><svg:desc/></draw:frame><text:soft-page-break/><draw:frame draw:style-name="a9" draw:name="Graphique 13" text:anchor-type="as-char" svg:x="0in" svg:y="0in" svg:width="5in" svg:height="3in" style:rel-width="scale" style:rel-height="scale"><draw:object xlink:href="Object 10/" xlink:type="simple" xlink:show="embed" xlink:actuate="onLoad"/><svg:title/><svg:desc/></draw:frame><draw:frame draw:style-name="a10" draw:name="Graphique 11" text:anchor-type="as-char" svg:x="0in" svg:y="0in" svg:width="5in" svg:height="3in" style:rel-width="scale" style:rel-height="scale"><draw:object xlink:href="Object 11/" xlink:type="simple" xlink:show="embed" xlink:actuate="onLoad"/><svg:title/><svg:desc/></draw:frame></text:p>
      <text:p text:style-name="Normal"/>
      <text:p text:style-name="Normal"/>
      <text:p text:style-name="Normal"/>
      <text:p text:style-name="Normal">Caracteristique PC :</text:p>
      <text:p text:style-name="Normal">Processeur i7-5500U</text:p>
      <text:p text:style-name="Normal">Nombre de cœur : 2</text:p>
      <text:p text:style-name="Normal">Nombre de threads : 4</text:p>
      <text:p text:style-name="Normal">Frequence : 3,00 GHz</text:p>
      <text:p text:style-name="Normal">Cache de Niveau 1 (L1)<text:tab/>128 KB</text:p>
      <text:p text:style-name="Normal">Cache de Niveau 2 (L2)<text:tab/>512 KB</text:p>
      <text:p text:style-name="Normal">Cache de Niveau 3 (L3)<text:tab/>4 MB</text:p>
      <text:p text:style-name="Normal"/>
      <text:p text:style-name="Normal"/>
      <text:p text:style-name="Normal">Avant calcule : 897MB</text:p>
      <text:p text:style-name="Normal">Pendant caclcul (a son maximum pour lucy) :2.38GB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h</meta:initial-creator>
    <dc:creator> </dc:creator>
    <meta:creation-date>2019-10-19T14:38:00Z</meta:creation-date>
    <dc:date>2019-10-19T16:55:00Z</dc:date>
    <meta:template xlink:href="Normal" xlink:type="simple"/>
    <meta:editing-cycles>5</meta:editing-cycles>
    <meta:editing-duration>PT5160S</meta:editing-duration>
    <meta:document-statistic meta:page-count="5" meta:paragraph-count="1" meta:word-count="43" meta:character-count="282" meta:row-count="2" meta:non-whitespace-character-count="24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2f5597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1" text:class-names="" text:cond-style-name="">can1k5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2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svg:x="128.8220472440945pt" svg:y="190.0149606299213pt" chart:style-name="AT01">
              <text:p text:style-name="a3" text:class-names="" text:cond-style-name="">NOMBRE DE THREAD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.7599999999999999E-4"/>
          </table:table-row>
          <table:table-row>
            <table:table-cell office:value-type="float" office:value="2"/>
            <table:table-cell office:value-type="float" office:value="3.1520000000000002E-4"/>
          </table:table-row>
          <table:table-row>
            <table:table-cell office:value-type="float" office:value="4"/>
            <table:table-cell office:value-type="float" office:value="4.0499999999999998E-4"/>
          </table:table-row>
          <table:table-row>
            <table:table-cell office:value-type="float" office:value="8"/>
            <table:table-cell office:value-type="float" office:value="6.2419999999999999E-4"/>
          </table:table-row>
          <table:table-row>
            <table:table-cell office:value-type="float" office:value="16"/>
            <table:table-cell office:value-type="float" office:value="1.1490000000000001E-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2f5597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1" text:class-names="" text:cond-style-name="">lucy 20M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2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svg:x="140.9820472440945pt" svg:y="185.0149606299213pt" chart:style-name="AT01">
              <text:p text:style-name="a3" text:class-names="" text:cond-style-name="">NOMBRE DE THREAD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.2596246670000002"/>
          </table:table-row>
          <table:table-row>
            <table:table-cell office:value-type="float" office:value="2"/>
            <table:table-cell office:value-type="float" office:value="2.3332929999999998"/>
          </table:table-row>
          <table:table-row>
            <table:table-cell office:value-type="float" office:value="4"/>
            <table:table-cell office:value-type="float" office:value="3.7198133000000002"/>
          </table:table-row>
          <table:table-row>
            <table:table-cell office:value-type="float" office:value="8"/>
            <table:table-cell office:value-type="float" office:value="3.7328082999999999"/>
          </table:table-row>
          <table:table-row>
            <table:table-cell office:value-type="float" office:value="16"/>
            <table:table-cell office:value-type="float" office:value="3.737492667000000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Thread 16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500"/>
            <table:table-cell office:value-type="float" office:value="1.1490000000000001E-3"/>
          </table:table-row>
          <table:table-row>
            <table:table-cell office:value-type="float" office:value="10000"/>
            <table:table-cell office:value-type="float" office:value="2.1446E-3"/>
          </table:table-row>
          <table:table-row>
            <table:table-cell office:value-type="float" office:value="500000"/>
            <table:table-cell office:value-type="float" office:value="6.0980300000000001E-2"/>
          </table:table-row>
          <table:table-row>
            <table:table-cell office:value-type="float" office:value="1000000"/>
            <table:table-cell office:value-type="float" office:value="0.1318946"/>
          </table:table-row>
          <table:table-row>
            <table:table-cell office:value-type="float" office:value="10000000"/>
            <table:table-cell office:value-type="float" office:value="1.2541146000000001"/>
          </table:table-row>
          <table:table-row>
            <table:table-cell office:value-type="float" office:value="20000000"/>
            <table:table-cell office:value-type="float" office:value="3.737492667000000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472c4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1" text:class-names="" text:cond-style-name="">boudha500k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2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svg:x="146.0769291338583pt" svg:y="191.0149606299213pt" chart:style-name="AT01">
              <text:p text:style-name="a3" text:class-names="" text:cond-style-name="">NOMBRE DE THREAD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4.8300999999999997E-2"/>
          </table:table-row>
          <table:table-row>
            <table:table-cell office:value-type="float" office:value="2"/>
            <table:table-cell office:value-type="float" office:value="5.8067000000000001E-2"/>
          </table:table-row>
          <table:table-row>
            <table:table-cell office:value-type="float" office:value="4"/>
            <table:table-cell office:value-type="float" office:value="6.4309400000000003E-2"/>
          </table:table-row>
          <table:table-row>
            <table:table-cell office:value-type="float" office:value="8"/>
            <table:table-cell office:value-type="float" office:value="6.1689000000000001E-2"/>
          </table:table-row>
          <table:table-row>
            <table:table-cell office:value-type="float" office:value="16"/>
            <table:table-cell office:value-type="float" office:value="6.0980300000000001E-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2f5597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1" text:class-names="" text:cond-style-name="">boudha1m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2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svg:x="141.5420472440945pt" svg:y="191.0149606299213pt" chart:style-name="AT01">
              <text:p text:style-name="a3" text:class-names="" text:cond-style-name="">NOMBRE DE THREAD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0.12040414000000001"/>
          </table:table-row>
          <table:table-row>
            <table:table-cell office:value-type="float" office:value="2"/>
            <table:table-cell office:value-type="float" office:value="0.12599079999999999"/>
          </table:table-row>
          <table:table-row>
            <table:table-cell office:value-type="float" office:value="4"/>
            <table:table-cell office:value-type="float" office:value="0.13753399999999999"/>
          </table:table-row>
          <table:table-row>
            <table:table-cell office:value-type="float" office:value="8"/>
            <table:table-cell office:value-type="float" office:value="0.13698460000000001"/>
          </table:table-row>
          <table:table-row>
            <table:table-cell office:value-type="float" office:value="16"/>
            <table:table-cell office:value-type="float" office:value="0.131894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false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1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false">
        <chart:label-separator>
          <text:p text:style-name="a1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8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0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2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4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6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SEQUENTIEL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2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svg:x="168.3420472440945pt" svg:y="190.7949606299213pt" chart:style-name="AT01">
              <text:p text:style-name="a3" text:class-names="" text:cond-style-name="">Nombre d'iteration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style-name="G0S0P0">
              <chart:data-label svg:x="51.0507874015748pt" svg:y="141.093937007874pt" chart:style-name="DL000"/>
            </chart:data-point>
            <chart:data-point chart:style-name="G0S0P1">
              <chart:data-label svg:x="110.3142519685039pt" svg:y="133.0588976377953pt" chart:style-name="DL001"/>
            </chart:data-point>
            <chart:data-point chart:style-name="G0S0P2">
              <chart:data-label svg:x="159.5777165354331pt" svg:y="137.675905511811pt" chart:style-name="DL002"/>
            </chart:data-point>
            <chart:data-point chart:style-name="G0S0P3">
              <chart:data-label svg:x="246.8413385826771pt" svg:y="158.344094488189pt" chart:style-name="DL003"/>
            </chart:data-point>
            <chart:data-point chart:style-name="G0S0P4">
              <chart:data-label svg:x="294.1048031496063pt" svg:y="124.2945669291339pt" chart:style-name="DL004"/>
            </chart:data-point>
            <chart:data-point chart:style-name="G0S0P5">
              <chart:data-label svg:x="282.2749606299212pt" svg:y="27.22574803149606pt"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500"/>
            <table:table-cell office:value-type="float" office:value="1.9359999999999999E-4"/>
          </table:table-row>
          <table:table-row>
            <table:table-cell office:value-type="float" office:value="10000"/>
            <table:table-cell office:value-type="float" office:value="8.5599999999999999E-4"/>
          </table:table-row>
          <table:table-row>
            <table:table-cell office:value-type="float" office:value="500000"/>
            <table:table-cell office:value-type="float" office:value="4.596534E-2"/>
          </table:table-row>
          <table:table-row>
            <table:table-cell office:value-type="float" office:value="1000000"/>
            <table:table-cell office:value-type="float" office:value="9.0107199999999998E-2"/>
          </table:table-row>
          <table:table-row>
            <table:table-cell office:value-type="float" office:value="10000000"/>
            <table:table-cell office:value-type="float" office:value="0.81037720000000002"/>
          </table:table-row>
          <table:table-row>
            <table:table-cell office:value-type="float" office:value="20000000"/>
            <table:table-cell office:value-type="float" office:value="2.1178382999999998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1f4e79" draw:opacity="100%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1" text:class-names="" text:cond-style-name="">xyzrgb_statuette 10M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2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svg:x="131.9820472440945pt" svg:y="186.0149606299213pt" chart:style-name="AT01">
              <text:p text:style-name="a3" text:class-names="" text:cond-style-name="">NOMBRE DE THREAD</text:p>
            </chart:title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0.85552159999999999"/>
          </table:table-row>
          <table:table-row>
            <table:table-cell office:value-type="float" office:value="2"/>
            <table:table-cell office:value-type="float" office:value="0.93245540000000005"/>
          </table:table-row>
          <table:table-row>
            <table:table-cell office:value-type="float" office:value="4"/>
            <table:table-cell office:value-type="float" office:value="1.2578777999999999"/>
          </table:table-row>
          <table:table-row>
            <table:table-cell office:value-type="float" office:value="8"/>
            <table:table-cell office:value-type="float" office:value="1.252848"/>
          </table:table-row>
          <table:table-row>
            <table:table-cell office:value-type="float" office:value="16"/>
            <table:table-cell office:value-type="float" office:value="1.25411460000000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G0S0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431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hread 1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mbre d'iteration</text:p>
            </chart:title>
            <chart:categories table:cell-range-address="local-table.$A$2:.$A$7"/>
            <chart:grid chart:class="major" chart:style-name="GMa1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500"/>
            <table:table-cell office:value-type="float" office:value="1.1490000000000001E-3"/>
          </table:table-row>
          <table:table-row>
            <table:table-cell office:value-type="float" office:value="10000"/>
            <table:table-cell office:value-type="float" office:value="2.1446E-3"/>
          </table:table-row>
          <table:table-row>
            <table:table-cell office:value-type="float" office:value="500000"/>
            <table:table-cell office:value-type="float" office:value="6.0980300000000001E-2"/>
          </table:table-row>
          <table:table-row>
            <table:table-cell office:value-type="float" office:value="1000000"/>
            <table:table-cell office:value-type="float" office:value="0.1318946"/>
          </table:table-row>
          <table:table-row>
            <table:table-cell office:value-type="float" office:value="10000000"/>
            <table:table-cell office:value-type="float" office:value="1.2541146000000001"/>
          </table:table-row>
          <table:table-row>
            <table:table-cell office:value-type="float" office:value="20000000"/>
            <table:table-cell office:value-type="float" office:value="3.737492667000000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Thread 2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2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nombre d'iteratioN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500"/>
            <table:table-cell office:value-type="float" office:value="1.1490000000000001E-3"/>
          </table:table-row>
          <table:table-row>
            <table:table-cell office:value-type="float" office:value="10000"/>
            <table:table-cell office:value-type="float" office:value="2.1446E-3"/>
          </table:table-row>
          <table:table-row>
            <table:table-cell office:value-type="float" office:value="500000"/>
            <table:table-cell office:value-type="float" office:value="6.0980300000000001E-2"/>
          </table:table-row>
          <table:table-row>
            <table:table-cell office:value-type="float" office:value="1000000"/>
            <table:table-cell office:value-type="float" office:value="0.1318946"/>
          </table:table-row>
          <table:table-row>
            <table:table-cell office:value-type="float" office:value="10000000"/>
            <table:table-cell office:value-type="float" office:value="1.2541146000000001"/>
          </table:table-row>
          <table:table-row>
            <table:table-cell office:value-type="float" office:value="20000000"/>
            <table:table-cell office:value-type="float" office:value="3.7374926670000002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Thread 4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2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nombre d'iteration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500"/>
            <table:table-cell office:value-type="float" office:value="1.1490000000000001E-3"/>
          </table:table-row>
          <table:table-row>
            <table:table-cell office:value-type="float" office:value="10000"/>
            <table:table-cell office:value-type="float" office:value="2.1446E-3"/>
          </table:table-row>
          <table:table-row>
            <table:table-cell office:value-type="float" office:value="500000"/>
            <table:table-cell office:value-type="float" office:value="6.0980300000000001E-2"/>
          </table:table-row>
          <table:table-row>
            <table:table-cell office:value-type="float" office:value="1000000"/>
            <table:table-cell office:value-type="float" office:value="0.1318946"/>
          </table:table-row>
          <table:table-row>
            <table:table-cell office:value-type="float" office:value="10000000"/>
            <table:table-cell office:value-type="float" office:value="1.2541146000000001"/>
          </table:table-row>
          <table:table-row>
            <table:table-cell office:value-type="float" office:value="20000000"/>
            <table:table-cell office:value-type="float" office:value="3.737492667000000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language="fr" fo:country="FR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Thread 8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2" text:class-names="" text:cond-style-name="">temps en second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nombre d'iteration</text:p>
            </chart:title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2</text:p>
              </table:table-cell>
            </table:table-row>
          </table:table-header-rows>
          <table:table-row>
            <table:table-cell office:value-type="float" office:value="1500"/>
            <table:table-cell office:value-type="float" office:value="1.1490000000000001E-3"/>
          </table:table-row>
          <table:table-row>
            <table:table-cell office:value-type="float" office:value="10000"/>
            <table:table-cell office:value-type="float" office:value="2.1446E-3"/>
          </table:table-row>
          <table:table-row>
            <table:table-cell office:value-type="float" office:value="500000"/>
            <table:table-cell office:value-type="float" office:value="6.0980300000000001E-2"/>
          </table:table-row>
          <table:table-row>
            <table:table-cell office:value-type="float" office:value="1000000"/>
            <table:table-cell office:value-type="float" office:value="0.1318946"/>
          </table:table-row>
          <table:table-row>
            <table:table-cell office:value-type="float" office:value="10000000"/>
            <table:table-cell office:value-type="float" office:value="1.2541146000000001"/>
          </table:table-row>
          <table:table-row>
            <table:table-cell office:value-type="float" office:value="20000000"/>
            <table:table-cell office:value-type="float" office:value="3.737492667000000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